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649281574978" calcext:value-type="float">
            <text:p>99,36</text:p>
          </table:table-cell>
          <table:table-cell table:style-name="ce3" table:formula="of:=([.F2]/12597)*100" office:value-type="float" office:value="0.635071842502183" calcext:value-type="float">
            <text:p>0,64</text:p>
          </table:table-cell>
          <table:table-cell office:value-type="float" office:value="3358" calcext:value-type="float">
            <text:p>3358</text:p>
          </table:table-cell>
          <table:table-cell table:style-name="ce4" table:formula="of:=[.E18]+[.H18]" office:value-type="float" office:value="12517" calcext:value-type="float">
            <text:p>12517</text:p>
          </table:table-cell>
          <table:table-cell table:formula="of:=12597-[.E2]" office:value-type="float" office:value="80" calcext:value-type="float">
            <text:p>80</text:p>
          </table:table-cell>
          <table:table-cell office:value-type="float" office:value="215.589501143" calcext:value-type="float">
            <text:p>215,589501143</text:p>
          </table:table-cell>
          <table:table-cell office:value-type="float" office:value="7.09186625481" calcext:value-type="float">
            <text:p>7,091866254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824640787489" calcext:value-type="float">
            <text:p>99,68</text:p>
          </table:table-cell>
          <table:table-cell table:style-name="ce3" table:formula="of:=([.F3]/12597)*100" office:value-type="float" office:value="0.317535921251092" calcext:value-type="float">
            <text:p>0,32</text:p>
          </table:table-cell>
          <table:table-cell office:value-type="float" office:value="3145" calcext:value-type="float">
            <text:p>3145</text:p>
          </table:table-cell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189.465641022" calcext:value-type="float">
            <text:p>189,465641022</text:p>
          </table:table-cell>
          <table:table-cell office:value-type="float" office:value="6.63519382477" calcext:value-type="float">
            <text:p>6,635193824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 office:value-type="float" office:value="4048" calcext:value-type="float">
            <text:p>4048</text:p>
          </table:table-cell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197.371257067" calcext:value-type="float">
            <text:p>197,371257067</text:p>
          </table:table-cell>
          <table:table-cell office:value-type="float" office:value="8.50304174423" calcext:value-type="float">
            <text:p>8,503041744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2934825752163" calcext:value-type="float">
            <text:p>99,29</text:p>
          </table:table-cell>
          <table:table-cell table:style-name="ce3" table:formula="of:=([.F5]/12597)*100" office:value-type="float" office:value="0.706517424783679" calcext:value-type="float">
            <text:p>0,71</text:p>
          </table:table-cell>
          <table:table-cell office:value-type="float" office:value="4006" calcext:value-type="float">
            <text:p>4006</text:p>
          </table:table-cell>
          <table:table-cell table:style-name="ce4" table:formula="of:=[.E21]+[.H21]" office:value-type="float" office:value="12508" calcext:value-type="float">
            <text:p>12508</text:p>
          </table:table-cell>
          <table:table-cell table:formula="of:=12597-[.E5]" office:value-type="float" office:value="89" calcext:value-type="float">
            <text:p>89</text:p>
          </table:table-cell>
          <table:table-cell office:value-type="float" office:value="280.764477968" calcext:value-type="float">
            <text:p>280,764477968</text:p>
          </table:table-cell>
          <table:table-cell office:value-type="float" office:value="8.44142222404" calcext:value-type="float">
            <text:p>8,44142222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4601889338732" calcext:value-type="float">
            <text:p>99,46</text:p>
          </table:table-cell>
          <table:table-cell table:style-name="ce3" table:formula="of:=([.F6]/12597)*100" office:value-type="float" office:value="0.539811066126856" calcext:value-type="float">
            <text:p>0,54</text:p>
          </table:table-cell>
          <table:table-cell office:value-type="float" office:value="3763" calcext:value-type="float">
            <text:p>3763</text:p>
          </table:table-cell>
          <table:table-cell table:style-name="ce4" table:formula="of:=[.E22]+[.H22]" office:value-type="float" office:value="12529" calcext:value-type="float">
            <text:p>12529</text:p>
          </table:table-cell>
          <table:table-cell table:formula="of:=12597-[.E6]" office:value-type="float" office:value="68" calcext:value-type="float">
            <text:p>68</text:p>
          </table:table-cell>
          <table:table-cell office:value-type="float" office:value="335.176655054" calcext:value-type="float">
            <text:p>335,176655054</text:p>
          </table:table-cell>
          <table:table-cell office:value-type="float" office:value="7.94908618927" calcext:value-type="float">
            <text:p>7,94908618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3887433515916" calcext:value-type="float">
            <text:p>99,39</text:p>
          </table:table-cell>
          <table:table-cell table:style-name="ce3" table:formula="of:=([.F7]/12597)*100" office:value-type="float" office:value="0.611256648408351" calcext:value-type="float">
            <text:p>0,61</text:p>
          </table:table-cell>
          <table:table-cell office:value-type="float" office:value="3170" calcext:value-type="float">
            <text:p>3170</text:p>
          </table:table-cell>
          <table:table-cell table:style-name="ce4" table:formula="of:=[.E23]+[.H23]" office:value-type="float" office:value="12520" calcext:value-type="float">
            <text:p>12520</text:p>
          </table:table-cell>
          <table:table-cell table:formula="of:=12597-[.E7]" office:value-type="float" office:value="77" calcext:value-type="float">
            <text:p>77</text:p>
          </table:table-cell>
          <table:table-cell office:value-type="float" office:value="255.803609133" calcext:value-type="float">
            <text:p>255,803609133</text:p>
          </table:table-cell>
          <table:table-cell office:value-type="float" office:value="6.36364984512" calcext:value-type="float">
            <text:p>6,363649845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7060411209018" calcext:value-type="float">
            <text:p>98,71</text:p>
          </table:table-cell>
          <table:table-cell table:style-name="ce3" table:formula="of:=([.F8]/12597)*100" office:value-type="float" office:value="1.2939588790982" calcext:value-type="float">
            <text:p>1,29</text:p>
          </table:table-cell>
          <table:table-cell office:value-type="float" office:value="5197" calcext:value-type="float">
            <text:p>5197</text:p>
          </table:table-cell>
          <table:table-cell table:style-name="ce4" table:formula="of:=[.E24]+[.H24]" office:value-type="float" office:value="12434" calcext:value-type="float">
            <text:p>12434</text:p>
          </table:table-cell>
          <table:table-cell table:formula="of:=12597-[.E8]" office:value-type="float" office:value="163" calcext:value-type="float">
            <text:p>163</text:p>
          </table:table-cell>
          <table:table-cell office:value-type="float" office:value="204.514047861" calcext:value-type="float">
            <text:p>204,514047861</text:p>
          </table:table-cell>
          <table:table-cell office:value-type="float" office:value="10.9074540138" calcext:value-type="float">
            <text:p>10,90745401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9997618480591" calcext:value-type="float">
            <text:p>99,00</text:p>
          </table:table-cell>
          <table:table-cell table:style-name="ce3" table:formula="of:=([.F9]/12597)*100" office:value-type="float" office:value="1.00023815194094" calcext:value-type="float">
            <text:p>1,00</text:p>
          </table:table-cell>
          <table:table-cell office:value-type="float" office:value="6432" calcext:value-type="float">
            <text:p>6432</text:p>
          </table:table-cell>
          <table:table-cell table:style-name="ce4" table:formula="of:=[.E25]+[.H25]" office:value-type="float" office:value="12471" calcext:value-type="float">
            <text:p>12471</text:p>
          </table:table-cell>
          <table:table-cell table:formula="of:=12597-[.E9]" office:value-type="float" office:value="126" calcext:value-type="float">
            <text:p>126</text:p>
          </table:table-cell>
          <table:table-cell office:value-type="float" office:value="293.755457163" calcext:value-type="float">
            <text:p>293,755457163</text:p>
          </table:table-cell>
          <table:table-cell office:value-type="float" office:value="13.4491970539" calcext:value-type="float">
            <text:p>13,449197053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71326506311" calcext:value-type="float">
            <text:p>99,57</text:p>
          </table:table-cell>
          <table:table-cell table:style-name="ce3" table:formula="of:=([.F10]/12597)*100" office:value-type="float" office:value="0.428673493688974" calcext:value-type="float">
            <text:p>0,43</text:p>
          </table:table-cell>
          <table:table-cell office:value-type="float" office:value="3421" calcext:value-type="float">
            <text:p>3421</text:p>
          </table:table-cell>
          <table:table-cell table:style-name="ce4" table:formula="of:=[.E26]+[.H26]" office:value-type="float" office:value="12543" calcext:value-type="float">
            <text:p>12543</text:p>
          </table:table-cell>
          <table:table-cell table:formula="of:=12597-[.E10]" office:value-type="float" office:value="54" calcext:value-type="float">
            <text:p>54</text:p>
          </table:table-cell>
          <table:table-cell office:value-type="float" office:value="151.271360159" calcext:value-type="float">
            <text:p>151,271360159</text:p>
          </table:table-cell>
          <table:table-cell office:value-type="float" office:value="6.08416676521" calcext:value-type="float">
            <text:p>6,084166765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395729141859" calcext:value-type="float">
            <text:p>99,54</text:p>
          </table:table-cell>
          <table:table-cell table:style-name="ce3" table:formula="of:=([.F11]/12597)*100" office:value-type="float" office:value="0.460427085814083" calcext:value-type="float">
            <text:p>0,46</text:p>
          </table:table-cell>
          <table:table-cell office:value-type="float" office:value="4518" calcext:value-type="float">
            <text:p>4518</text:p>
          </table:table-cell>
          <table:table-cell table:style-name="ce4" table:formula="of:=[.E27]+[.H27]" office:value-type="float" office:value="12539" calcext:value-type="float">
            <text:p>12539</text:p>
          </table:table-cell>
          <table:table-cell table:formula="of:=12597-[.E11]" office:value-type="float" office:value="58" calcext:value-type="float">
            <text:p>58</text:p>
          </table:table-cell>
          <table:table-cell office:value-type="float" office:value="206.230032921" calcext:value-type="float">
            <text:p>206,230032921</text:p>
          </table:table-cell>
          <table:table-cell office:value-type="float" office:value="9.49689888954" calcext:value-type="float">
            <text:p>9,496898889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752480749385" calcext:value-type="float">
            <text:p>99,3752480749</text:p>
          </table:table-cell>
          <table:table-cell table:formula="of:=AVERAGE([.C2:.C11])" office:value-type="float" office:value="0.624751925061523" calcext:value-type="float">
            <text:p>0,6247519251</text:p>
          </table:table-cell>
          <table:table-cell table:formula="of:=SUM([.D2:.D11])/10" office:value-type="float" office:value="4105.8" calcext:value-type="float">
            <text:p>4105,8</text:p>
          </table:table-cell>
          <table:table-cell table:formula="of:=AVERAGE([.E2:.E11])" office:value-type="float" office:value="12518.3" calcext:value-type="float">
            <text:p>12518,3</text:p>
          </table:table-cell>
          <table:table-cell table:formula="of:=AVERAGE([.F2:.F11])" office:value-type="float" office:value="78.7" calcext:value-type="float">
            <text:p>78,7</text:p>
          </table:table-cell>
          <table:table-cell table:formula="of:=SUM([.G2:.G11])/10" office:value-type="float" office:value="232.9942039491" calcext:value-type="float">
            <text:p>232,9942039491</text:p>
          </table:table-cell>
          <table:table-cell table:formula="of:=SUM([.H2:.H11])/10" office:value-type="float" office:value="8.492197680469" calcext:value-type="float">
            <text:p>8,492197680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25934746368183" calcext:value-type="float">
            <text:p>0,325934746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8.1" calcext:value-type="float">
            <text:p>5798,1</text:p>
          </table:table-cell>
          <table:table-cell table:formula="of:=AVERAGE([.G18:.G27])" office:value-type="float" office:value="64.6" calcext:value-type="float">
            <text:p>64,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12597-SUM([.E18:.G18])" office:value-type="float" office:value="6717" calcext:value-type="float">
            <text:p>671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.1" calcext:value-type="float">
            <text:p>14,1</text:p>
          </table:table-cell>
          <table:table-cell table:formula="of:=AVERAGE([.H18:.H27])" office:value-type="float" office:value="6720.2" calcext:value-type="float">
            <text:p>6720,2</text:p>
          </table:table-cell>
          <table:table-cell/>
          <table:table-cell office:value-type="float" office:value="5814" calcext:value-type="float">
            <text:p>58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12597-SUM([.E19:.G19])" office:value-type="float" office:value="6743" calcext:value-type="float">
            <text:p>674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2" calcext:value-type="float">
            <text:p>585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713" calcext:value-type="float">
            <text:p>671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8.1" calcext:value-type="float">
            <text:p>5798,1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formula="of:=12597-SUM([.E21:.G21])" office:value-type="float" office:value="6656" calcext:value-type="float">
            <text:p>665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.1" calcext:value-type="float">
            <text:p>1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12597-SUM([.E22:.G22])" office:value-type="float" office:value="6687" calcext:value-type="float">
            <text:p>668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4.6" calcext:value-type="float">
            <text:p>64,6</text:p>
          </table:table-cell>
          <table:table-cell table:number-columns-repeated="2"/>
          <table:table-cell office:value-type="float" office:value="5691" calcext:value-type="float">
            <text:p>569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formula="of:=12597-SUM([.E23:.G23])" office:value-type="float" office:value="6829" calcext:value-type="float">
            <text:p>682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2" calcext:value-type="float">
            <text:p>6720,2</text:p>
          </table:table-cell>
          <table:table-cell table:number-columns-repeated="2"/>
          <table:table-cell office:value-type="float" office:value="5661" calcext:value-type="float">
            <text:p>5661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table:formula="of:=12597-SUM([.E24:.G24])" office:value-type="float" office:value="6773" calcext:value-type="float">
            <text:p>677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0" calcext:value-type="float">
            <text:p>5740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12597-SUM([.E25:.G25])" office:value-type="float" office:value="6731" calcext:value-type="float">
            <text:p>673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3" calcext:value-type="float">
            <text:p>588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12597-SUM([.E26:.G26])" office:value-type="float" office:value="6660" calcext:value-type="float">
            <text:p>666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12597-SUM([.E27:.G27])" office:value-type="float" office:value="6693" calcext:value-type="float">
            <text:p>669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752480749385" calcext:value-type="float">
            <text:p>0,9937524807</text:p>
          </table:table-cell>
          <table:table-cell table:number-columns-repeated="2"/>
          <table:table-cell table:formula="of:=SUM([.E18:.E27])/10" office:value-type="float" office:value="5798.1" calcext:value-type="float">
            <text:p>5798,1</text:p>
          </table:table-cell>
          <table:table-cell table:formula="of:=SUM([.F18:.F27])/10" office:value-type="float" office:value="14.1" calcext:value-type="float">
            <text:p>14,1</text:p>
          </table:table-cell>
          <table:table-cell table:formula="of:=SUM([.G18:.G27])/10" office:value-type="float" office:value="64.6" calcext:value-type="float">
            <text:p>64,6</text:p>
          </table:table-cell>
          <table:table-cell table:formula="of:=SUM([.H18:.H27])/10" office:value-type="float" office:value="6720.2" calcext:value-type="float">
            <text:p>6720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24751925061522" calcext:value-type="float">
            <text:p>0,0062475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981186142903" calcext:value-type="float">
            <text:p>0,9889811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06241183196" calcext:value-type="float">
            <text:p>0,99790624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17:35.7361652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44S</meta:editing-duration>
    <meta:editing-cycles>10</meta:editing-cycles>
    <meta:generator>LibreOffice/5.1.6.2$Linux_X86_64 LibreOffice_project/10m0$Build-2</meta:generator>
    <dc:date>2018-01-21T22:16:12.575597539</dc:date>
    <meta:document-statistic meta:table-count="1" meta:cell-count="177" meta:object-count="0"/>
  </office:meta>
</office:document-meta>
</file>